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0feb5b" style:font-style-asian="normal" style:font-style-complex="normal"/>
    </style:style>
    <style:style style:name="T6" style:family="text">
      <style:text-properties fo:font-style="normal" officeooo:rsid="03106751" style:font-style-asian="normal" style:font-style-complex="normal"/>
    </style:style>
    <style:style style:name="T7" style:family="text">
      <style:text-properties fo:font-style="normal" officeooo:rsid="03151a88" style:font-style-asian="normal" style:font-style-complex="normal"/>
    </style:style>
    <style:style style:name="T8" style:family="text">
      <style:text-properties fo:font-style="normal" officeooo:rsid="031625e0" style:font-style-asian="normal" style:font-style-complex="normal"/>
    </style:style>
    <style:style style:name="T9" style:family="text">
      <style:text-properties fo:font-style="normal" officeooo:rsid="0317482f" style:font-style-asian="normal" style:font-style-complex="normal"/>
    </style:style>
    <style:style style:name="T10" style:family="text">
      <style:text-properties fo:font-style="normal" officeooo:rsid="0317a167" style:font-style-asian="normal" style:font-style-complex="normal"/>
    </style:style>
    <style:style style:name="T11" style:family="text">
      <style:text-properties fo:font-style="normal" officeooo:rsid="0318bade" style:font-style-asian="normal" style:font-style-complex="normal"/>
    </style:style>
    <style:style style:name="T12" style:family="text">
      <style:text-properties fo:font-style="normal" officeooo:rsid="0319878e" style:font-style-asian="normal" style:font-style-complex="normal"/>
    </style:style>
    <style:style style:name="T13" style:family="text">
      <style:text-properties fo:font-style="normal" officeooo:rsid="031c8e32" style:font-style-asian="normal" style:font-style-complex="normal"/>
    </style:style>
    <style:style style:name="T14" style:family="text">
      <style:text-properties fo:font-style="normal" officeooo:rsid="031dbe65" style:font-style-asian="normal" style:font-style-complex="normal"/>
    </style:style>
    <style:style style:name="T15" style:family="text">
      <style:text-properties fo:font-style="normal" officeooo:rsid="031e39c1" style:font-style-asian="normal" style:font-style-complex="normal"/>
    </style:style>
    <style:style style:name="T16" style:family="text">
      <style:text-properties fo:font-style="normal" officeooo:rsid="03204260" style:font-style-asian="normal" style:font-style-complex="normal"/>
    </style:style>
    <style:style style:name="T17" style:family="text">
      <style:text-properties fo:font-style="normal" officeooo:rsid="03243b7e" style:font-style-asian="normal" style:font-style-complex="normal"/>
    </style:style>
    <style:style style:name="T18" style:family="text">
      <style:text-properties fo:font-style="normal" officeooo:rsid="03279c5c" style:font-style-asian="normal" style:font-style-complex="normal"/>
    </style:style>
    <style:style style:name="T19" style:family="text">
      <style:text-properties fo:font-style="normal" officeooo:rsid="0327c81c" style:font-style-asian="normal" style:font-style-complex="normal"/>
    </style:style>
    <style:style style:name="T20" style:family="text">
      <style:text-properties fo:font-style="normal" officeooo:rsid="023d86f1" style:font-style-asian="normal" style:font-style-complex="normal"/>
    </style:style>
    <style:style style:name="T21" style:family="text">
      <style:text-properties fo:font-style="normal" officeooo:rsid="032b2d9a" style:font-style-asian="normal" style:font-style-complex="normal"/>
    </style:style>
    <style:style style:name="T22" style:family="text">
      <style:text-properties fo:font-style="normal" officeooo:rsid="032cf4d4" style:font-style-asian="normal" style:font-style-complex="normal"/>
    </style:style>
    <style:style style:name="T23" style:family="text">
      <style:text-properties fo:font-style="normal" officeooo:rsid="032e955c" style:font-style-asian="normal" style:font-style-complex="normal"/>
    </style:style>
    <style:style style:name="T24" style:family="text">
      <style:text-properties fo:font-style="normal" officeooo:rsid="0331e625" style:font-style-asian="normal" style:font-style-complex="normal"/>
    </style:style>
    <style:style style:name="T25" style:family="text">
      <style:text-properties fo:font-style="normal" officeooo:rsid="0332c404" style:font-style-asian="normal" style:font-style-complex="normal"/>
    </style:style>
    <style:style style:name="T26" style:family="text">
      <style:text-properties fo:font-style="normal" officeooo:rsid="0333530a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23c6ef8"/>
    </style:style>
    <style:style style:name="T36" style:family="text">
      <style:text-properties officeooo:rsid="023d86f1"/>
    </style:style>
    <style:style style:name="T37" style:family="text">
      <style:text-properties officeooo:rsid="023e4245"/>
    </style:style>
    <style:style style:name="T38" style:family="text">
      <style:text-properties style:font-name="EB Garamond 12 All SC"/>
    </style:style>
    <style:style style:name="T39" style:family="text">
      <style:text-properties style:font-name="EB Garamond 12 All SC" officeooo:rsid="03106751"/>
    </style:style>
    <style:style style:name="T40" style:family="text">
      <style:text-properties officeooo:rsid="02f83ef8"/>
    </style:style>
    <style:style style:name="T41" style:family="text">
      <style:text-properties officeooo:rsid="030830fa"/>
    </style:style>
    <style:style style:name="T42" style:family="text">
      <style:text-properties officeooo:rsid="030fd317"/>
    </style:style>
    <style:style style:name="T43" style:family="text">
      <style:text-properties officeooo:rsid="030feb5b"/>
    </style:style>
    <style:style style:name="T44" style:family="text">
      <style:text-properties officeooo:rsid="03106751"/>
    </style:style>
    <style:style style:name="T45" style:family="text">
      <style:text-properties officeooo:rsid="0317482f"/>
    </style:style>
    <style:style style:name="T46" style:family="text">
      <style:text-properties officeooo:rsid="0318bade"/>
    </style:style>
    <style:style style:name="T47" style:family="text">
      <style:text-properties officeooo:rsid="031c8e32"/>
    </style:style>
    <style:style style:name="T48" style:family="text">
      <style:text-properties officeooo:rsid="031e39c1"/>
    </style:style>
    <style:style style:name="T49" style:family="text">
      <style:text-properties officeooo:rsid="031f6f79"/>
    </style:style>
    <style:style style:name="T50" style:family="text">
      <style:text-properties officeooo:rsid="03204260"/>
    </style:style>
    <style:style style:name="T51" style:family="text">
      <style:text-properties officeooo:rsid="03219f6b"/>
    </style:style>
    <style:style style:name="T52" style:family="text">
      <style:text-properties officeooo:rsid="03279c5c"/>
    </style:style>
    <style:style style:name="T53" style:family="text">
      <style:text-properties officeooo:rsid="032cf4d4"/>
    </style:style>
    <style:style style:name="T54" style:family="text">
      <style:text-properties officeooo:rsid="0330afca"/>
    </style:style>
    <style:style style:name="T55" style:family="text">
      <style:text-properties officeooo:rsid="0332c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31">Esser-</text:span>Skala, 20<text:span text:style-name="T44">20</text:span></text:p>
      <text:p text:style-name="P21"/>
      <text:p text:style-name="P21"/>
      <text:p text:style-name="P11">© 20<text:span text:style-name="T44">20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10"/>
      <text:p text:style-name="P12">Music engraving by LilyPond 2.18.0 (http://www.lilypond.org).<text:span text:style-name="T28"><text:line-break/>Front matter</text:span> typeset with EB Garamond (http://www.georgduffner.at/ebgaramond).</text:p>
      <text:p text:style-name="P21"/>
      <text:p text:style-name="P9">First <text:span text:style-name="T31">version</text:span>, <text:span text:style-name="T44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4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5">https://digital.staatsbibliothek-berlin.de/werkansicht/?PPN=PPN1023705923<text:line-break/><text:tab/></text:span>(siglum<text:span text:style-name="T33"> </text:span>Mus.<text:span text:style-name="T35">ms. 21400</text:span>)</text:p>
      <text:p text:style-name="P2"/>
      <text:p text:style-name="P6">In general, this edition closely follows the <text:span text:style-name="T34">manuscript. </text:span>Any<text:span text:style-name="T40"> </text:span>changes <text:span text:style-name="T27">that were introduced </text:span>by the editor are indicated by italic type (dynamics and <text:span text:style-name="T3">directions</text:span>), parentheses<text:span text:style-name="T3"> (expressive marks)</text:span> or dashes (slurs and ties)<text:span text:style-name="T3">. Accidentals are used according to modern conventions.</text:span></text:p>
      <text:p text:style-name="P6"/>
      <text:p text:style-name="P7">Bass figures only appear in the following movements: 1.3 (bars 15 to 18)<text:span text:style-name="T49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3"> stoelzel-jesus-guter-hirte</text:span>). Your help will be greatly appreciated.</text:p>
      <text:p text:style-name="P8"/>
      <text:p text:style-name="P8"/>
      <text:p text:style-name="P8"><text:span text:style-name="T4">Salzburg, </text:span><text:span text:style-name="T5">January</text:span><text:span text:style-name="T4"> 20</text:span><text:span text:style-name="T5">20</text:span><text:line-break/>Wolfgang <text:span text:style-name="T32">Esser-</text:span>Skala</text:p>
      <text:p text:style-name="P18"/>
      <text:p text:style-name="P18"/>
      <text:p text:style-name="P19">Das verlohrne Schäflein (Canto 1)<text:span text:style-name="T51"><text:line-break/>Das Evangelium (Alto 1)</text:span></text:p>
      <text:p text:style-name="P20">Der Evangeliſte (Tenore)<text:span text:style-name="T54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41">-</text:span> und ſter<text:span text:style-name="T41">-</text:span><text:line-break/>bende<text:line-break/>Gute Hirte,<text:line-break/>am<text:line-break/>Heil. Char<text:span text:style-name="T41">-</text:span>Freytage,<text:line-break/>1727<text:line-break/>In Hoch<text:span text:style-name="T41">-</text:span>Fürſtl. Schloß<text:span text:style-name="T41">-</text:span>Kirche<text:line-break/>zum Friedenſtein,<text:line-break/>Musicaliſch aufgeführet,<text:line-break/>und in<text:line-break/>gebundene und harmoniſche Zei<text:span text:style-name="T41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41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41"><text:tab/></text:span><text:line-break/><text:line-break/>Du ſollſt in dieſen Blättern deinen Heyland in ſeinem blutigen Leiden und Sterben ſehen. Dir iſt aber nicht unbekandt, wie e<text:span text:style-name="T4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41">Weder</text:span> mein Vorſatz, noch der Raum <text:span text:style-name="T41">l</text:span>eiden es, die Zärtlichkeiten, womit ein treuer Hirte ſeiner geliebten Heerde<text:span text:style-name="T41"> begegnet, hier weitläufig zu beſchreiben, ſondern ich ſetze nur die Worte Jeſu, Joh. X: </text:span><text:span text:style-name="T2">Ein guter Hirte läſſet ſein Leben für die Schafe</text:span><text:span text:style-name="T41">, zu weiterer Betrachtung auch, weil doch von der Liebe eines </text:span><text:span text:style-name="T2">guten Hirten</text:span><text:span text:style-name="T41"> gegen ſeine Heerde gewiß keine größre Probe verlanget, mithin auch nichts Höhers geſagt werden kan.<text:tab/><text:line-break/>Und ſiehe! hier lieget </text:span><text:span text:style-name="T2">dein guter Hirte</text:span><text:span text:style-name="T4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41">. O! ſo erſchrick demnach vor dem Donner des </text:span><text:span text:style-name="T2">Geſetzes</text:span><text:span text:style-name="T41">, wenn du bey ſeinem Tode Berge und Felſen, als erſtaunliche Trauer-Glocken klingen höreſt. Verbinde aber auch dein Hertze mit den Troſt-Sp??ereyen des ſüßen </text:span><text:span text:style-name="T2">Evangelii</text:span><text:span text:style-name="T41">, wenn du bedenkeſt, daß alle deine Sünden in dem Grabe deines </text:span><text:span text:style-name="T2">guten Hirten</text:span><text:span text:style-name="T41"> verſchloßen seyn. So wirſt du ſeinen Sterbens-Tag, als ein getreues </text:span><text:span text:style-name="T2">Schäflein</text:span><text:span text:style-name="T41"> ihm wohlgefällig, und dir höchſt-erſprießlich begehren, und dermahleinſt mit ihm dich ewig erfreuen.</text:span></text:p>
      <text:p text:style-name="P15"><text:soft-page-break/><text:span text:style-name="T38">p a r s <text:s text:c="2"/></text:span><text:span text:style-name="T39">i</text:span></text:p>
      <text:p text:style-name="P13"/>
      <text:p text:style-name="P27">1<text:span text:style-name="T37">.1</text:span><text:tab/>Choral: <text:tab/><text:span text:style-name="T44">Jeſu! frommer Menschenheerden<text:tab/>3</text:span><text:line-break/><text:line-break/><text:span text:style-name="T36">Chor<text:tab/></text:span><text:span text:style-name="T6">Jeſu! frommer Menſchenheerden<text:line-break/><text:tab/>guter und getreuer Hirt,<text:line-break/><text:tab/>laß mich auch dein Schäflein werden, <text:line-break/><text:tab/>da</text:span><text:span text:style-name="T7">s</text:span><text:span text:style-name="T6"> dein Stab und Stimme führt. <text:line-break/><text:tab/>Ach! du ha</text:span><text:span text:style-name="T8">ſ</text:span><text:span text:style-name="T6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45">1.2<text:tab/>Recitativo:<text:tab/>Betrübter Fall<text:tab/>1</text:span><text:span text:style-name="T9"><text:line-break/><text:line-break/></text:span><text:span text:style-name="T45">Das</text:span><text:span text:style-name="T9"><text:tab/>Betrübter Fall! ach unglückſeelger Bißen!<text:line-break/></text:span><text:span text:style-name="T45">verlohrne</text:span><text:span text:style-name="T9"><text:tab/>Wie viel haſt du mir doch entrißen?<text:line-break/></text:span><text:span text:style-name="T45">Schäflein</text:span><text:span text:style-name="T9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0">’t</text:span><text:span text:style-name="T9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46">1.3<text:tab/>Aria:<text:tab/>Ach, wo bin ich hingerathen<text:tab/>1</text:span><text:span text:style-name="T11"><text:line-break/><text:line-break/></text:span><text:span text:style-name="T46">Das</text:span><text:span text:style-name="T11"><text:tab/>Ach, wo bin ich hingerathen!<text:line-break/></text:span><text:span text:style-name="T45">verlohrne</text:span><text:span text:style-name="T11"><text:tab/>Ach, wie hab ich mich verirrt!<text:line-break/></text:span><text:span text:style-name="T45">Schäflein</text:span><text:span text:style-name="T11"><text:tab/>Wehe mir verla</text:span><text:span text:style-name="T12">ß</text:span><text:span text:style-name="T11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47">1.4<text:tab/>Recitativo:<text:tab/>Auf Sünde folget Fluch und Strafe<text:tab/>1</text:span><text:span text:style-name="T13"><text:line-break/><text:line-break/></text:span><text:span text:style-name="T47">Das Geſetze</text:span><text:span text:style-name="T13"><text:tab/>Auf Sünde folget Fluch und Strafe.<text:line-break/><text:tab/>Du w</text:span><text:span text:style-name="T14">u</text:span><text:span text:style-name="T13">ſteſt deines Hirten Willen,<text:line-break/><text:tab/>dir war der rechte Weg bekandt,<text:line-break/><text:tab/>doch weil du dich davon gewandt,<text:line-break/><text:tab/>ſo muß an dir, boßhaften Sch</text:span><text:span text:style-name="T14">a</text:span><text:span text:style-name="T13">afe,<text:line-break/><text:tab/>ſich Gottes Zorn-Gericht erfüllen.</text:span></text:p>
      <text:p text:style-name="P30"/>
      <text:p text:style-name="P30"/>
      <text:p text:style-name="P31"><text:span text:style-name="T48">1.5<text:tab/>Aria:<text:tab/>Wer ein Paradieß verſchertzet<text:tab/>1</text:span><text:span text:style-name="T15"><text:line-break/><text:line-break/></text:span><text:span text:style-name="T48">Das Geſetze</text:span><text:span text:style-name="T15"><text:tab/></text:span><text:span text:style-name="T16">Wer ein Paradieß verſchertzet,<text:line-break/><text:tab/>mag auf Dorn und Diſteln gehn.<text:line-break/></text:span><text:soft-page-break/><text:span text:style-name="T16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50">1</text:span>.6<text:tab/>Recitativo:<text:tab/>Getroſt! dein Hirte liebt dich noch!<text:tab/>1<text:span text:style-name="T4"><text:line-break/><text:line-break/></text:span>Das<text:span text:style-name="T4"><text:tab/>Getroſt! dein Hirte liebt dich noch!<text:line-break/></text:span>Evangelium<text:span text:style-name="T4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48">1.7<text:tab/>Aria:<text:tab/>Sein Hertze brennt in ſüßen Liebesflammen<text:tab/>1<text:line-break/><text:line-break/>Das</text:span><text:span text:style-name="T15"><text:tab/>Sein Hertze brennt in ſüßen Liebesflammen</text:span><text:span text:style-name="T48"><text:line-break/>Evangelium</text:span><text:span text:style-name="T15"><text:tab/></text:span><text:span text:style-name="T17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47">1.8<text:tab/>Recitativo:<text:tab/>Er iſt auf dieſe Welt gebohren<text:tab/>1<text:line-break/><text:line-break/>Der</text:span><text:span text:style-name="T13"><text:tab/></text:span><text:span text:style-name="T18">Er iſt auf dieſe Welt gebohren,</text:span><text:span text:style-name="T47"><text:line-break/>Evangeliſte</text:span><text:span text:style-name="T13"><text:tab/></text:span><text:span text:style-name="T18">zu ſuchen, was verlohren.<text:line-break/><text:tab/>Erſt ſucht </text:span><text:span text:style-name="T19">E</text:span><text:span text:style-name="T18">r di</text:span><text:span text:style-name="T19">ch</text:span><text:span text:style-name="T18"> im Stall zu Bethlehem,<text:line-break/><text:tab/></text:span><text:span text:style-name="T19">m</text:span><text:span text:style-name="T18">it weinenden, doch ſüßen Lippen</text:span><text:span text:style-name="T4"><text:line-break/></text:span><text:span text:style-name="T18"><text:tab/>rief </text:span><text:span text:style-name="T19">E</text:span><text:span text:style-name="T18">r aus </text:span><text:span text:style-name="T19">S</text:span><text:span text:style-name="T18">einer harten Krippen:<text:line-break/><text:tab/>Wenn doch mein Schäflein zu mir käm!<text:line-break/><text:tab/>Er wolt als Joseph fliehn<text:line-break/><text:tab/>und in Egypten ziehn,<text:line-break/><text:tab/>damit </text:span><text:span text:style-name="T19">E</text:span><text:span text:style-name="T18">r deine Zuflucht würde.<text:line-break/><text:tab/>Wie manche ſchwere Bürde<text:line-break/><text:tab/>nahm </text:span><text:span text:style-name="T19">E</text:span><text:span text:style-name="T18">r in </text:span><text:span text:style-name="T19">S</text:span><text:span text:style-name="T18">einem Lebens</text:span><text:span text:style-name="T19"> L</text:span><text:span text:style-name="T18">auf<text:line-break/><text:tab/>um deinetwillen willig auf!<text:line-break/><text:tab/>Wie oft ließ </text:span><text:span text:style-name="T19">E</text:span><text:span text:style-name="T18">r, dich zu gewinnen,<text:line-break/><text:tab/>aus Liebe </text:span><text:span text:style-name="T19">[</text:span><text:span text:style-name="T18">heiße</text:span><text:span text:style-name="T19">]</text:span><text:span text:style-name="T18"> Thränen rinnen!<text:line-break/><text:tab/>Jetzt, da </text:span><text:span text:style-name="T19">E</text:span><text:span text:style-name="T18">r ſterben will,<text:line-break/><text:tab/>vermacht </text:span><text:span text:style-name="T19">E</text:span><text:span text:style-name="T18">r dir am Ende<text:line-break/><text:tab/></text:span><text:span text:style-name="T19">S</text:span><text:span text:style-name="T18">ein Fleiſch und Blut im Neuen Teſtamente.<text:line-break/><text:tab/>Ach eile doch in jenen großen Saal<text:line-break/><text:tab/>zu </text:span><text:span text:style-name="T19">S</text:span><text:span text:style-name="T18">einem ſüßen Abendmahl.</text:span></text:p>
      <text:p text:style-name="P35"><text:line-break/><text:line-break/><text:line-break/></text:p>
      <text:p text:style-name="P34"/>
      <text:p text:style-name="P32"><text:soft-page-break/><text:span text:style-name="T52">1.9<text:tab/>Choral: <text:tab/>Hungrig, durſtig und ſehr matt<text:tab/>3</text:span><text:span text:style-name="T18"><text:line-break/><text:line-break/></text:span><text:span text:style-name="T36">Chor</text:span><text:span text:style-name="T20"><text:tab/></text:span><text:span text:style-name="T21">Hungrig, durſtig und ſehr matt</text:span><text:span text:style-name="T22"><text:line-break/><text:tab/>komm ich armes Schaf gelauf</text:span><text:span text:style-name="T23">f</text:span><text:span text:style-name="T22">en.<text:line-break/><text:tab/>O wie wohl machſt du mich ſatt,<text:line-break/><text:tab/>Treuſter Hirt, ſamt deine</text:span><text:span text:style-name="T23">m</text:span><text:span text:style-name="T22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6"><text:span text:style-name="T53">1</text:span>.<text:span text:style-name="T55">10</text:span><text:tab/>Aria:<text:tab/>Nimm hin und iß<text:tab/>1<text:span text:style-name="T4"><text:line-break/><text:line-break/></text:span>JESUS, der<text:span text:style-name="T4"><text:tab/>Nimm hin und iß</text:span><text:span text:style-name="T24">, das iſt mein Leib,</text:span><text:span text:style-name="T4"><text:line-break/></text:span>gute Hirte<text:span text:style-name="T24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6"/>
      <text:p text:style-name="P36"/>
      <text:p text:style-name="P37"><text:span text:style-name="T47">1.11<text:tab/>Recitativo:<text:tab/>Die Liebe deines Hirten<text:tab/>1</text:span><text:span text:style-name="T25"><text:line-break/><text:line-break/></text:span><text:span text:style-name="T55">Der</text:span><text:span text:style-name="T25"><text:tab/></text:span><text:span text:style-name="T26">Die Liebe deines Hirten<text:line-break/></text:span><text:span text:style-name="T55">Evangeliſte</text:span><text:span text:style-name="T26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4T11:54:19.777965891</dc:date>
    <dc:creator>Wolfgang Skala</dc:creator>
    <meta:editing-duration>P8DT5H2M32S</meta:editing-duration>
    <meta:editing-cycles>756</meta:editing-cycles>
    <meta:generator>LibreOffice/4.2.8.2$Linux_X86_64 LibreOffice_project/420m0$Build-2</meta:generator>
    <meta:document-statistic meta:table-count="0" meta:image-count="1" meta:object-count="0" meta:page-count="6" meta:paragraph-count="31" meta:word-count="1165" meta:character-count="7519" meta:non-whitespace-character-count="6262"/>
  </office:meta>
</office:document-meta>
</file>